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3" style:family="paragraph" style:parent-style-name="Standard" style:list-style-name="L1">
      <style:text-properties fo:font-size="16pt" style:font-size-asian="16pt" style:font-size-complex="16pt"/>
    </style:style>
    <style:style style:name="T1" style:family="text">
      <style:text-properties style:font-name="Times New Roman" fo:font-size="24pt" style:font-name-asian="Times New Roman" style:font-size-asian="24pt" style:font-name-complex="Times New Roman" style:font-size-complex="24pt"/>
    </style:style>
    <style:style style:name="T2" style:family="text">
      <style:text-properties style:font-name="Times New Roman" style:font-name-asian="Times New Roman" style:font-name-complex="Times New Roman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19cm" fo:text-indent="-0.93cm" fo:margin-left="1.61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uthfulness Handout</text:p>
      <text:p text:style-name="P1"/>
      <text:p text:style-name="P1">Exercise: Should We Trust?</text:p>
      <text:p text:style-name="P1">Mark the following as true or false.</text:p>
      <text:p text:style-name="P1">We should trust...</text:p>
      <text:p text:style-name="P1"/>
      <text:list xml:id="list2011156299" text:style-name="L1">
        <text:list-item>
          <text:p text:style-name="P3">A liar<text:tab/><text:tab/><text:tab/><text:tab/><text:tab/><text:tab/><text:tab/><text:tab/>T: <text:span text:style-name="T1">□ </text:span>F: <text:span text:style-name="T1">□</text:span><text:span text:style-name="T2"> </text:span></text:p>
        </text:list-item>
        <text:list-item>
          <text:p text:style-name="P3">A person dressed in rags<text:tab/><text:tab/><text:tab/><text:tab/><text:tab/>T: <text:span text:style-name="T1">□ </text:span>F: <text:span text:style-name="T1">□</text:span> </text:p>
        </text:list-item>
        <text:list-item>
          <text:p text:style-name="P3">All managers<text:tab/><text:tab/><text:tab/><text:tab/><text:tab/><text:tab/><text:tab/>T: <text:span text:style-name="T1">□ </text:span>F: <text:span text:style-name="T1">□</text:span> </text:p>
        </text:list-item>
        <text:list-item>
          <text:p text:style-name="P3">A co-worker who was gossiping about you<text:tab/><text:tab/>T: <text:span text:style-name="T1">□ </text:span>F: <text:span text:style-name="T1">□</text:span> </text:p>
        </text:list-item>
        <text:list-item>
          <text:p text:style-name="P3">Marriage<text:tab/><text:tab/><text:tab/><text:tab/><text:tab/><text:tab/><text:tab/><text:tab/>T: <text:span text:style-name="T1">□ </text:span>F: <text:span text:style-name="T1">□</text:span> </text:p>
        </text:list-item>
        <text:list-item>
          <text:p text:style-name="P3">Someone younger than you<text:tab/><text:tab/><text:tab/><text:tab/><text:tab/>T: <text:span text:style-name="T1">□ </text:span>F: <text:span text:style-name="T1">□</text:span> </text:p>
        </text:list-item>
        <text:list-item>
          <text:p text:style-name="P3">Someone older than you<text:tab/><text:tab/><text:tab/><text:tab/><text:tab/>T: <text:span text:style-name="T1">□ </text:span>F: <text:span text:style-name="T1">□</text:span> </text:p>
        </text:list-item>
        <text:list-item>
          <text:p text:style-name="P3">Large companies<text:tab/><text:tab/><text:tab/><text:tab/><text:tab/><text:tab/>T: <text:span text:style-name="T1">□ </text:span>F: <text:span text:style-name="T1">□</text:span> </text:p>
        </text:list-item>
        <text:list-item>
          <text:p text:style-name="P3">The opposite sex<text:tab/><text:tab/><text:tab/><text:tab/><text:tab/><text:tab/>T: <text:span text:style-name="T1">□ </text:span>F: <text:span text:style-name="T1">□</text:span> </text:p>
        </text:list-item>
        <text:list-item>
          <text:p text:style-name="P3">Someone of a different race<text:tab/><text:tab/><text:tab/><text:tab/>T: <text:span text:style-name="T1">□ </text:span>F: <text:span text:style-name="T1">□</text:span> </text:p>
        </text:list-item>
        <text:list-item>
          <text:p text:style-name="P3">A person speaking with an accent<text:tab/><text:tab/><text:tab/>T: <text:span text:style-name="T1">□ </text:span>F: <text:span text:style-name="T1">□</text:span> </text:p>
        </text:list-item>
        <text:list-item>
          <text:p text:style-name="P3">A thief<text:tab/><text:tab/><text:tab/><text:tab/><text:tab/><text:tab/><text:tab/><text:tab/>T: <text:span text:style-name="T1">□ </text:span>F: <text:span text:style-name="T1">□</text:span> </text:p>
        </text:list-item>
        <text:list-item>
          <text:p text:style-name="P3">A dying man<text:tab/><text:tab/><text:tab/><text:tab/><text:tab/><text:tab/><text:tab/>T: <text:span text:style-name="T1">□ </text:span>F: <text:span text:style-name="T1">□</text:span> </text:p>
        </text:list-item>
        <text:list-item>
          <text:p text:style-name="P3">The government<text:tab/><text:tab/><text:tab/><text:tab/><text:tab/><text:tab/><text:tab/>T: <text:span text:style-name="T1">□ </text:span>F: <text:span text:style-name="T1">□</text:span> </text:p>
        </text:list-item>
        <text:list-item>
          <text:p text:style-name="P3">A vendor<text:tab/><text:tab/><text:tab/><text:tab/><text:tab/><text:tab/><text:tab/><text:tab/>T: <text:span text:style-name="T1">□ </text:span>F: <text:span text:style-name="T1">□</text:span> </text:p>
        </text:list-item>
        <text:list-item>
          <text:p text:style-name="P3">An alcoholic<text:tab/><text:tab/><text:tab/><text:tab/><text:tab/><text:tab/><text:tab/>T: <text:span text:style-name="T1">□ </text:span>F: <text:span text:style-name="T1">□</text:span> </text:p>
        </text:list-item>
        <text:list-item>
          <text:p text:style-name="P3">A team member who made a mistake<text:tab/><text:tab/><text:tab/>T: <text:span text:style-name="T1">□ </text:span>F: <text:span text:style-name="T1">□</text:span></text:p>
        </text:list-item>
        <text:list-item>
          <text:p text:style-name="P3"><text:span text:style-name="T2">A new hire on the team<text:tab/><text:tab/><text:tab/><text:tab/><text:tab/>T: </text:span><text:span text:style-name="T1">□</text:span><text:span text:style-name="T2"> F: </text:span><text:span text:style-name="T1">□</text:span></text:p>
        </text:list-item>
        <text:list-item>
          <text:p text:style-name="P3"><text:span text:style-name="T2">A computer generated report <text:tab/><text:tab/><text:tab/><text:tab/>T: </text:span><text:span text:style-name="T1">□</text:span><text:span text:style-name="T2"> F: </text:span><text:span text:style-name="T1">□</text:span></text:p>
        </text:list-item>
        <text:list-item>
          <text:p text:style-name="P3"><text:span text:style-name="T2">Your manager's review of your performance<text:tab/><text:tab/>T: </text:span><text:span text:style-name="T1">□</text:span><text:span text:style-name="T2"> F: </text:span><text:span text:style-name="T1">□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1-01T14:14:57</meta:creation-date>
    <dc:date>2010-08-10T10:45:17</dc:date>
    <meta:editing-duration>PT25H05M41S</meta:editing-duration>
    <meta:editing-cycles>5</meta:editing-cycles>
    <meta:generator>OpenOffice.org/3.2$Unix OpenOffice.org_project/320m12$Build-9483</meta:generator>
    <meta:document-statistic meta:table-count="0" meta:image-count="0" meta:object-count="0" meta:page-count="1" meta:paragraph-count="24" meta:word-count="191" meta:character-count="857"/>
  </office:meta>
</office:document-meta>
</file>